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0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paneles</text:p>
          </table:table-cell>
          <table:table-cell office:value-type="string" calcext:value-type="string">
            <text:p>superfici/panel</text:p>
          </table:table-cell>
          <table:table-cell office:value-type="string" calcext:value-type="string">
            <text:p>Superfici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table:formula="of:=[.B2]/[.C2]*1000" office:value-type="float" office:value="12" calcext:value-type="float">
            <text:p>12</text:p>
          </table:table-cell>
          <table:table-cell table:formula="of:=1.65*0.9" office:value-type="float" office:value="1.485" calcext:value-type="float">
            <text:p>1.485</text:p>
          </table:table-cell>
          <table:table-cell table:formula="of:=[.D2]*[.E2]" office:value-type="float" office:value="17.82" calcext:value-type="float">
            <text:p>17.82</text:p>
          </table:table-cell>
          <table:table-cell/>
          <table:table-cell office:value-type="string" calcext:value-type="string">
            <text:p>Consumo bimensual (kWh)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formula="of:=[.B3]/[.C3]*1000" office:value-type="float" office:value="400" calcext:value-type="float">
            <text:p>400</text:p>
          </table:table-cell>
          <table:table-cell table:formula="of:=1.65*0.9" office:value-type="float" office:value="1.485" calcext:value-type="float">
            <text:p>1.485</text:p>
          </table:table-cell>
          <table:table-cell table:formula="of:=[.E3]*[.D3]"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70" calcext:value-type="float">
            <text:p>270</text:p>
          </table:table-cell>
          <table:table-cell table:formula="of:=[.B4]/[.C4]*1000" office:value-type="float" office:value="370370.37037037" calcext:value-type="float">
            <text:p>370370.3703703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nergia mensual (kWh)</text:p>
          </table:table-cell>
          <table:table-cell office:value-type="string" calcext:value-type="string">
            <text:p>kWh/kWp (1400/12)</text:p>
          </table:table-cell>
          <table:table-cell office:value-type="string" calcext:value-type="string">
            <text:p>kWp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1400/12" office:value-type="float" office:value="116.666666666667" calcext:value-type="float">
            <text:p>116.6666666667</text:p>
          </table:table-cell>
          <table:table-cell table:formula="of:=[.B7]/[.C7]" office:value-type="float" office:value="2.57142857142857" calcext:value-type="float">
            <text:p>2.571428571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formula="of:=100000/3" office:value-type="float" office:value="33333.3333333333" calcext:value-type="float">
            <text:p>33333.333333333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1.3" calcext:value-type="float">
            <text:p>1.3</text:p>
          </table:table-cell>
          <table:table-cell table:formula="of:=[.C12]*[.B12]" office:value-type="float" office:value="3640" calcext:value-type="float">
            <text:p>364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08:38:15.8317345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21:05:59.046332487</meta:creation-date>
    <dc:date>2016-08-01T16:59:46.583381616</dc:date>
    <meta:editing-duration>PT10H26M57S</meta:editing-duration>
    <meta:editing-cycles>5</meta:editing-cycles>
    <meta:generator>LibreOffice/5.1.4.2$Linux_X86_64 LibreOffice_project/10m0$Build-2</meta:generator>
    <meta:document-statistic meta:table-count="1" meta:cell-count="29" meta:object-count="0"/>
  </office:meta>
</office:document-meta>
</file>